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2" style:family="graphic" style:parent-style-name="standard">
      <style:graphic-properties draw:stroke="none" svg:stroke-width="0.22cm" draw:stroke-linejoin="miter" draw:fill="solid" draw:fill-color="#000000"/>
    </style:style>
    <style:style style:name="gr3" style:family="graphic" style:parent-style-name="standard">
      <style:graphic-properties draw:stroke="solid" svg:stroke-width="0.022cm" svg:stroke-color="#000000" draw:stroke-linejoin="round" draw:fill="solid" draw:fill-color="#000000" fo:padding-top="0.136cm" fo:padding-bottom="0.136cm" fo:padding-left="0.261cm" fo:padding-right="0.261cm"/>
    </style:style>
    <style:style style:name="gr4" style:family="graphic" style:parent-style-name="standard">
      <style:graphic-properties draw:stroke="none" svg:stroke-width="0.001cm" draw:stroke-linejoin="miter" draw:fill="solid" draw:fill-color="#000000"/>
    </style:style>
    <style:style style:name="gr5" style:family="graphic" style:parent-style-name="standard">
      <style:graphic-properties draw:stroke="none" draw:fill="none" draw:textarea-horizontal-align="left" draw:auto-grow-width="true" fo:min-height="1.131cm" fo:min-width="0.00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1.131cm" fo:min-width="0.00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1.131cm" fo:min-width="0.00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1.13cm" fo:min-width="0.00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/>
    </style:style>
    <style:style style:name="T1" style:family="text">
      <style:text-properties fo:font-variant="normal" fo:text-transform="none" fo:color="#000000" style:font-name="Century Schoolbook L" fo:font-size="85.3000030517578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002cm" svg:height="0.89cm" svg:x="1.25cm" svg:y="0.303cm">
          <draw:text-box>
            <text:p/>
          </draw:text-box>
        </draw:frame>
        <draw:frame draw:style-name="gr1" draw:text-style-name="P1" draw:layer="layout" svg:width="0.002cm" svg:height="0.89cm" svg:x="1.25cm" svg:y="-1.381cm">
          <draw:text-box>
            <text:p/>
          </draw:text-box>
        </draw:frame>
        <draw:frame draw:style-name="gr1" draw:text-style-name="P1" draw:layer="layout" svg:width="0.002cm" svg:height="0.89cm" svg:x="4.478cm" svg:y="0.903cm">
          <draw:text-box>
            <text:p/>
          </draw:text-box>
        </draw:frame>
        <draw:frame draw:style-name="gr1" draw:text-style-name="P1" draw:layer="layout" svg:width="0.002cm" svg:height="0.89cm" svg:x="14.185cm" svg:y="1.861cm">
          <draw:text-box>
            <text:p/>
          </draw:text-box>
        </draw:frame>
        <draw:frame draw:style-name="gr1" draw:text-style-name="P1" draw:layer="layout" svg:width="0.002cm" svg:height="0.89cm" svg:x="1.681cm" svg:y="5.737cm">
          <draw:text-box>
            <text:p/>
          </draw:text-box>
        </draw:frame>
        <draw:frame draw:style-name="gr1" draw:text-style-name="P1" draw:layer="layout" svg:width="0.002cm" svg:height="0.89cm" svg:x="1.681cm" svg:y="3.567cm">
          <draw:text-box>
            <text:p/>
          </draw:text-box>
        </draw:frame>
        <draw:frame draw:style-name="gr1" draw:text-style-name="P1" draw:layer="layout" svg:width="0.002cm" svg:height="0.89cm" svg:x="5.254cm" svg:y="6.733cm">
          <draw:text-box>
            <text:p/>
          </draw:text-box>
        </draw:frame>
        <draw:g>
          <draw:polygon draw:style-name="gr2" draw:text-style-name="P2" draw:layer="layout" svg:width="0.054cm" svg:height="1.116cm" svg:x="23.418cm" svg:y="6.18cm" svg:viewBox="0 0 55 1117" draw:points="27,1117 0,1117 0,0 55,0 55,1117">
            <text:p/>
          </draw:polygon>
          <draw:polygon draw:style-name="gr2" draw:text-style-name="P2" draw:layer="layout" svg:width="0.054cm" svg:height="1.116cm" svg:x="17.931cm" svg:y="6.18cm" svg:viewBox="0 0 55 1117" draw:points="27,1117 0,1117 0,0 55,0 55,1117">
            <text:p/>
          </draw:polygon>
          <draw:polygon draw:style-name="gr2" draw:text-style-name="P2" draw:layer="layout" svg:width="0.054cm" svg:height="1.116cm" svg:x="23.418cm" svg:y="8.934cm" svg:viewBox="0 0 55 1117" draw:points="27,1117 0,1117 0,0 55,0 55,1117">
            <text:p/>
          </draw:polygon>
          <draw:polygon draw:style-name="gr2" draw:text-style-name="P2" draw:layer="layout" svg:width="0.054cm" svg:height="1.116cm" svg:x="9.724cm" svg:y="8.934cm" svg:viewBox="0 0 55 1117" draw:points="27,1117 0,1117 0,0 55,0 55,1117">
            <text:p/>
          </draw:polygon>
          <draw:polygon draw:style-name="gr2" draw:text-style-name="P2" draw:layer="layout" svg:width="0.054cm" svg:height="1.116cm" svg:x="17.931cm" svg:y="8.934cm" svg:viewBox="0 0 55 1117" draw:points="27,1117 0,1117 0,0 55,0 55,1117">
            <text:p/>
          </draw:polygon>
          <draw:polygon draw:style-name="gr2" draw:text-style-name="P2" draw:layer="layout" svg:width="0.054cm" svg:height="1.116cm" svg:x="6.906cm" svg:y="6.18cm" svg:viewBox="0 0 55 1117" draw:points="27,1117 0,1117 0,0 55,0 55,1117">
            <text:p/>
          </draw:polygon>
          <draw:polygon draw:style-name="gr2" draw:text-style-name="P2" draw:layer="layout" svg:width="0.054cm" svg:height="1.116cm" svg:x="12.414cm" svg:y="6.18cm" svg:viewBox="0 0 55 1117" draw:points="27,1117 0,1117 0,0 55,0 55,1117">
            <text:p/>
          </draw:polygon>
          <draw:polygon draw:style-name="gr2" draw:text-style-name="P2" draw:layer="layout" svg:width="0.168cm" svg:height="1.116cm" svg:x="25.831cm" svg:y="6.18cm" svg:viewBox="0 0 169 1117" draw:points="84,1117 0,1117 0,0 169,0 169,1117">
            <text:p/>
          </draw:polygon>
          <draw:polygon draw:style-name="gr2" draw:text-style-name="P2" draw:layer="layout" svg:width="0.054cm" svg:height="1.116cm" svg:x="25.694cm" svg:y="6.18cm" svg:viewBox="0 0 55 1117" draw:points="27,1117 0,1117 0,0 55,0 55,1117">
            <text:p/>
          </draw:polygon>
          <draw:polygon draw:style-name="gr2" draw:text-style-name="P2" draw:layer="layout" svg:width="0.168cm" svg:height="1.116cm" svg:x="25.831cm" svg:y="8.934cm" svg:viewBox="0 0 169 1117" draw:points="84,1117 0,1117 0,0 169,0 169,1117">
            <text:p/>
          </draw:polygon>
          <draw:polygon draw:style-name="gr2" draw:text-style-name="P2" draw:layer="layout" svg:width="0.054cm" svg:height="1.116cm" svg:x="25.694cm" svg:y="8.934cm" svg:viewBox="0 0 55 1117" draw:points="27,1117 0,1117 0,0 55,0 55,1117">
            <text:p/>
          </draw:polygon>
          <draw:polygon draw:style-name="gr2" draw:text-style-name="P2" draw:layer="layout" svg:width="0.054cm" svg:height="1.116cm" svg:x="9.724cm" svg:y="6.18cm" svg:viewBox="0 0 55 1117" draw:points="27,1117 0,1117 0,0 55,0 55,1117">
            <text:p/>
          </draw:polygon>
          <draw:polygon draw:style-name="gr2" draw:text-style-name="P2" draw:layer="layout" svg:width="0.054cm" svg:height="1.116cm" svg:x="15.103cm" svg:y="8.934cm" svg:viewBox="0 0 55 1117" draw:points="27,1117 0,1117 0,0 55,0 55,1117">
            <text:p/>
          </draw:polygon>
          <draw:polygon draw:style-name="gr2" draw:text-style-name="P2" draw:layer="layout" svg:width="0.054cm" svg:height="1.116cm" svg:x="12.414cm" svg:y="8.934cm" svg:viewBox="0 0 55 1117" draw:points="27,1117 0,1117 0,0 55,0 55,1117">
            <text:p/>
          </draw:polygon>
          <draw:polygon draw:style-name="gr2" draw:text-style-name="P2" draw:layer="layout" svg:width="0.054cm" svg:height="1.116cm" svg:x="6.906cm" svg:y="8.934cm" svg:viewBox="0 0 55 1117" draw:points="27,1117 0,1117 0,0 55,0 55,1117">
            <text:p/>
          </draw:polygon>
          <draw:polygon draw:style-name="gr2" draw:text-style-name="P2" draw:layer="layout" svg:width="0.054cm" svg:height="1.116cm" svg:x="20.674cm" svg:y="8.934cm" svg:viewBox="0 0 55 1117" draw:points="27,1117 0,1117 0,0 55,0 55,1117">
            <text:p/>
          </draw:polygon>
          <draw:path draw:style-name="gr2" draw:text-style-name="P2" draw:layer="layout" svg:width="0.581cm" svg:height="0.056cm" svg:x="15.309cm" svg:y="7.546cm" svg:viewBox="0 0 582 57" svg:d="M291 57h263c16 0 28-13 28-29 0-15-12-28-28-28h-526c-15 0-28 13-28 28 0 16 13 29 28 29z">
            <text:p/>
          </draw:path>
          <draw:path draw:style-name="gr2" draw:text-style-name="P2" draw:layer="layout" svg:width="0.581cm" svg:height="0.056cm" svg:x="19.333cm" svg:y="7.546cm" svg:viewBox="0 0 582 57" svg:d="M291 57h263c16 0 28-13 28-29 0-15-12-28-28-28h-526c-15 0-28 13-28 28 0 16 13 29 28 29z">
            <text:p/>
          </draw:path>
          <draw:path draw:style-name="gr2" draw:text-style-name="P2" draw:layer="layout" svg:width="0.581cm" svg:height="0.056cm" svg:x="20.881cm" svg:y="7.546cm" svg:viewBox="0 0 582 57" svg:d="M291 57h263c16 0 28-13 28-29 0-15-12-28-28-28h-526c-15 0-28 13-28 28 0 16 13 29 28 29z">
            <text:p/>
          </draw:path>
          <draw:path draw:style-name="gr2" draw:text-style-name="P2" draw:layer="layout" svg:width="0.581cm" svg:height="0.056cm" svg:x="22.076cm" svg:y="7.546cm" svg:viewBox="0 0 582 57" svg:d="M291 57h263c16 0 28-13 28-29 0-15-12-28-28-28h-526c-15 0-28 13-28 28 0 16 13 29 28 29z">
            <text:p/>
          </draw:path>
          <draw:polygon draw:style-name="gr2" draw:text-style-name="P2" draw:layer="layout" svg:width="0.054cm" svg:height="1.116cm" svg:x="15.103cm" svg:y="6.18cm" svg:viewBox="0 0 55 1117" draw:points="27,1117 0,1117 0,0 55,0 55,1117">
            <text:p/>
          </draw:polygon>
          <draw:line draw:style-name="gr3" draw:text-style-name="P2" draw:layer="layout" svg:x1="2.03cm" svg:y1="7.295cm" svg:x2="25.983cm" svg:y2="7.295cm">
            <text:p/>
          </draw:line>
          <draw:line draw:style-name="gr3" draw:text-style-name="P2" draw:layer="layout" svg:x1="2.03cm" svg:y1="7.017cm" svg:x2="25.983cm" svg:y2="7.017cm">
            <text:p/>
          </draw:line>
          <draw:line draw:style-name="gr3" draw:text-style-name="P2" draw:layer="layout" svg:x1="2.03cm" svg:y1="6.737cm" svg:x2="25.983cm" svg:y2="6.737cm">
            <text:p/>
          </draw:line>
          <draw:line draw:style-name="gr3" draw:text-style-name="P2" draw:layer="layout" svg:x1="2.03cm" svg:y1="6.458cm" svg:x2="25.983cm" svg:y2="6.458cm">
            <text:p/>
          </draw:line>
          <draw:line draw:style-name="gr3" draw:text-style-name="P2" draw:layer="layout" svg:x1="2.03cm" svg:y1="6.18cm" svg:x2="25.983cm" svg:y2="6.18cm">
            <text:p/>
          </draw:line>
          <draw:line draw:style-name="gr3" draw:text-style-name="P2" draw:layer="layout" svg:x1="2.03cm" svg:y1="10.05cm" svg:x2="25.983cm" svg:y2="10.05cm">
            <text:p/>
          </draw:line>
          <draw:line draw:style-name="gr3" draw:text-style-name="P2" draw:layer="layout" svg:x1="2.03cm" svg:y1="9.77cm" svg:x2="25.983cm" svg:y2="9.77cm">
            <text:p/>
          </draw:line>
          <draw:line draw:style-name="gr3" draw:text-style-name="P2" draw:layer="layout" svg:x1="2.03cm" svg:y1="9.491cm" svg:x2="25.983cm" svg:y2="9.491cm">
            <text:p/>
          </draw:line>
          <draw:line draw:style-name="gr3" draw:text-style-name="P2" draw:layer="layout" svg:x1="2.03cm" svg:y1="9.213cm" svg:x2="25.983cm" svg:y2="9.213cm">
            <text:p/>
          </draw:line>
          <draw:line draw:style-name="gr3" draw:text-style-name="P2" draw:layer="layout" svg:x1="2.03cm" svg:y1="8.934cm" svg:x2="25.983cm" svg:y2="8.934cm">
            <text:p/>
          </draw:line>
          <draw:polygon draw:style-name="gr2" draw:text-style-name="P2" draw:layer="layout" svg:width="0.054cm" svg:height="1.116cm" svg:x="20.674cm" svg:y="6.18cm" svg:viewBox="0 0 55 1117" draw:points="27,1117 0,1117 0,0 55,0 55,1117">
            <text:p/>
          </draw:polygon>
          <draw:path draw:style-name="gr4" draw:text-style-name="P2" draw:layer="layout" svg:width="0.552cm" svg:height="0.309cm" svg:x="20.978cm" svg:y="9.198cm" svg:viewBox="0 0 553 310" svg:d="M240 29c-56 0-76 48-76 99 0 87 63 153 149 153 56 0 77-49 77-99 0-87-64-153-150-153zM553 155c0 48-39 85-81 108-60 34-127 47-195 47s-136-13-196-47c-42-23-81-60-81-108s39-85 81-109c60-33 128-46 196-46s135 13 195 46c42 24 81 61 81 109z">
            <text:p/>
          </draw:path>
          <draw:path draw:style-name="gr4" draw:text-style-name="P2" draw:layer="layout" svg:width="0.387cm" svg:height="0.308cm" svg:x="20.978cm" svg:y="7.56cm" svg:viewBox="0 0 388 309" svg:d="M353 81c0-28-24-47-47-47-5 0-9 0-14 2-34 10-86 45-127 72-42 27-94 58-117 88-7 8-12 19-12 30 0 27 24 46 46 46 6 0 9 0 14 0 35-10 88-46 129-73 41-26 93-59 116-87 8-9 12-21 12-31zM296 0c52 0 92 24 92 81 0 21-5 41-11 62-14 42-36 83-72 108-61 40-127 58-211 58-52 0-94-26-94-83 0-22 5-41 13-62 12-43 34-83 71-108 61-41 128-56 212-56z">
            <text:p/>
          </draw:path>
          <draw:path draw:style-name="gr2" draw:text-style-name="P2" draw:layer="layout" svg:width="0.037cm" svg:height="0.903cm" svg:x="19.781cm" svg:y="6.598cm" svg:viewBox="0 0 38 904" svg:d="M19 904h6c7 0 13-5 13-10v-883c0-6-6-11-13-11h-14c-6 0-11 5-11 11v883c0 5 5 10 11 10z">
            <text:p/>
          </draw:path>
          <draw:path draw:style-name="gr4" draw:text-style-name="P2" draw:layer="layout" svg:width="0.387cm" svg:height="0.308cm" svg:x="19.429cm" svg:y="7.422cm" svg:viewBox="0 0 388 309" svg:d="M353 81c0-28-24-47-47-47-5 0-9 0-14 2-34 10-86 45-127 72-42 27-94 58-117 88-7 8-12 19-12 30 0 27 24 46 46 46 6 0 9 0 14 0 35-10 88-46 129-73 41-26 93-59 116-87 8-9 12-21 12-31zM296 0c52 0 92 24 92 81 0 21-5 41-11 62-14 42-36 83-72 108-61 40-127 58-211 58-52 0-94-26-94-83 0-22 5-41 13-62 12-43 34-83 71-108 61-41 128-56 212-56z">
            <text:p/>
          </draw:path>
          <draw:path draw:style-name="gr4" draw:text-style-name="P2" draw:layer="layout" svg:width="0.387cm" svg:height="0.308cm" svg:x="15.406cm" svg:y="7.422cm" svg:viewBox="0 0 388 309" svg:d="M353 81c0-28-24-47-47-47-5 0-9 0-14 2-34 10-86 45-127 72-42 27-94 58-117 88-7 8-12 19-12 30 0 27 24 46 46 46 6 0 9 0 14 0 35-10 88-46 129-73 41-26 93-59 116-87 8-9 12-21 12-31zM296 0c52 0 92 24 92 81 0 21-5 41-11 62-14 42-36 83-72 108-61 40-127 58-211 58-52 0-94-26-94-83 0-22 5-41 13-62 12-43 34-83 71-108 61-41 128-56 212-56z">
            <text:p/>
          </draw:path>
          <draw:path draw:style-name="gr4" draw:text-style-name="P2" draw:layer="layout" svg:width="0.552cm" svg:height="0.309cm" svg:x="15.406cm" svg:y="9.755cm" svg:viewBox="0 0 553 310" svg:d="M240 29c-56 0-76 48-76 99 0 87 63 153 149 153 56 0 77-49 77-99 0-87-64-153-150-153zM553 155c0 48-39 85-81 108-60 34-127 47-195 47s-136-13-196-47c-42-23-81-60-81-108s39-85 81-109c60-33 128-46 196-46s135 13 195 46c42 24 81 61 81 109z">
            <text:p/>
          </draw:path>
          <draw:path draw:style-name="gr2" draw:text-style-name="P2" draw:layer="layout" svg:width="0.037cm" svg:height="0.903cm" svg:x="15.757cm" svg:y="6.598cm" svg:viewBox="0 0 38 904" svg:d="M19 904h6c7 0 13-5 13-10v-883c0-6-6-11-13-11h-14c-6 0-11 5-11 11v883c0 5 5 10 11 10z">
            <text:p/>
          </draw:path>
          <draw:path draw:style-name="gr2" draw:text-style-name="P2" draw:layer="layout" svg:width="0.037cm" svg:height="0.903cm" svg:x="18.585cm" svg:y="6.458cm" svg:viewBox="0 0 38 904" svg:d="M19 904h6c7 0 13-5 13-10v-883c0-6-6-11-13-11h-14c-6 0-11 5-11 11v883c0 5 5 10 11 10z">
            <text:p/>
          </draw:path>
          <draw:path draw:style-name="gr4" draw:text-style-name="P2" draw:layer="layout" svg:width="0.552cm" svg:height="0.309cm" svg:x="18.234cm" svg:y="9.617cm" svg:viewBox="0 0 553 310" svg:d="M240 29c-56 0-76 48-76 99 0 87 63 153 149 153 56 0 77-49 77-99 0-87-64-153-150-153zM553 155c0 48-39 85-81 108-60 34-127 47-195 47s-136-13-196-47c-42-23-81-60-81-108s39-85 81-109c60-33 128-46 196-46s135 13 195 46c42 24 81 61 81 109z">
            <text:p/>
          </draw:path>
          <draw:path draw:style-name="gr4" draw:text-style-name="P2" draw:layer="layout" svg:width="0.387cm" svg:height="0.308cm" svg:x="18.234cm" svg:y="7.282cm" svg:viewBox="0 0 388 309" svg:d="M353 81c0-28-24-47-47-47-5 0-9 0-14 2-34 10-86 45-127 72-42 27-94 58-117 88-7 8-12 19-12 30 0 27 24 46 46 46 6 0 9 0 14 0 35-10 88-46 129-73 41-26 93-59 116-87 8-9 12-21 12-31zM296 0c52 0 92 24 92 81 0 21-5 41-11 62-14 42-36 83-72 108-61 40-127 58-211 58-52 0-94-26-94-83 0-22 5-41 13-62 12-43 34-83 71-108 61-41 128-56 212-56z">
            <text:p/>
          </draw:path>
          <draw:path draw:style-name="gr2" draw:text-style-name="P2" draw:layer="layout" svg:width="0.037cm" svg:height="0.903cm" svg:x="17.022cm" svg:y="6.32cm" svg:viewBox="0 0 38 904" svg:d="M19 904h6c7 0 13-5 13-10v-883c0-6-6-11-13-11h-14c-6 0-11 5-11 11v883c0 5 5 10 11 10z">
            <text:p/>
          </draw:path>
          <draw:path draw:style-name="gr4" draw:text-style-name="P2" draw:layer="layout" svg:width="0.387cm" svg:height="0.308cm" svg:x="16.671cm" svg:y="7.142cm" svg:viewBox="0 0 388 309" svg:d="M353 81c0-28-24-47-47-47-5 0-9 0-14 2-34 10-86 45-127 72-42 27-94 58-117 88-7 8-12 19-12 30 0 27 24 46 46 46 6 0 9 0 14 0 35-10 88-46 129-73 41-26 93-59 116-87 8-9 12-21 12-31zM296 0c52 0 92 24 92 81 0 21-5 41-11 62-14 42-36 83-72 108-61 40-127 58-211 58-52 0-94-26-94-83 0-22 5-41 13-62 12-43 34-83 71-108 61-41 128-56 212-56z">
            <text:p/>
          </draw:path>
          <draw:path draw:style-name="gr2" draw:text-style-name="P2" draw:layer="layout" svg:width="0.037cm" svg:height="0.903cm" svg:x="21.328cm" svg:y="6.737cm" svg:viewBox="0 0 38 904" svg:d="M19 904h6c7 0 13-5 13-10v-883c0-6-6-11-13-11h-14c-6 0-11 5-11 11v883c0 5 5 10 11 10z">
            <text:p/>
          </draw:path>
          <draw:path draw:style-name="gr4" draw:text-style-name="P2" draw:layer="layout" svg:width="0.552cm" svg:height="0.309cm" svg:x="24cm" svg:y="9.338cm" svg:viewBox="0 0 553 310" svg:d="M240 29c-56 0-76 48-76 99 0 87 63 153 149 153 56 0 77-49 77-99 0-87-64-153-150-153zM553 155c0 48-39 85-81 108-60 34-127 47-195 47s-136-13-196-47c-42-23-81-60-81-108s39-85 81-109c60-33 128-46 196-46s135 13 195 46c42 24 81 61 81 109z">
            <text:p/>
          </draw:path>
          <draw:path draw:style-name="gr4" draw:text-style-name="P2" draw:layer="layout" svg:width="0.552cm" svg:height="0.309cm" svg:x="24cm" svg:y="7.281cm" svg:viewBox="0 0 553 310" svg:d="M240 29c-56 0-76 48-76 99 0 87 63 153 149 153 56 0 77-49 77-99 0-87-64-153-150-153zM553 155c0 48-39 85-81 108-60 34-127 47-195 47s-136-13-196-47c-42-23-81-60-81-108s39-85 81-109c60-33 128-46 196-46s135 13 195 46c42 24 81 61 81 109z">
            <text:p/>
          </draw:path>
          <draw:path draw:style-name="gr2" draw:text-style-name="P2" draw:layer="layout" svg:width="0.037cm" svg:height="0.903cm" svg:x="22.524cm" svg:y="6.598cm" svg:viewBox="0 0 38 904" svg:d="M19 904h6c7 0 13-5 13-10v-883c0-6-6-11-13-11h-14c-6 0-11 5-11 11v883c0 5 5 10 11 10z">
            <text:p/>
          </draw:path>
          <draw:path draw:style-name="gr4" draw:text-style-name="P2" draw:layer="layout" svg:width="0.387cm" svg:height="0.308cm" svg:x="22.173cm" svg:y="7.422cm" svg:viewBox="0 0 388 309" svg:d="M353 81c0-28-24-47-47-47-5 0-9 0-14 2-34 10-86 45-127 72-42 27-94 58-117 88-7 8-12 19-12 30 0 27 24 46 46 46 6 0 9 0 14 0 35-10 88-46 129-73 41-26 93-59 116-87 8-9 12-21 12-31zM296 0c52 0 92 24 92 81 0 21-5 41-11 62-14 42-36 83-72 108-61 40-127 58-211 58-52 0-94-26-94-83 0-22 5-41 13-62 12-43 34-83 71-108 61-41 128-56 212-56z">
            <text:p/>
          </draw:path>
          <draw:path draw:style-name="gr2" draw:text-style-name="P2" draw:layer="layout" svg:width="0.037cm" svg:height="0.903cm" svg:x="7.561cm" svg:y="6.32cm" svg:viewBox="0 0 38 904" svg:d="M19 904h6c7 0 13-5 13-10v-883c0-6-6-11-13-11h-14c-6 0-11 5-11 11v883c0 5 5 10 11 10z">
            <text:p/>
          </draw:path>
          <draw:path draw:style-name="gr4" draw:text-style-name="P2" draw:layer="layout" svg:width="0.552cm" svg:height="0.309cm" svg:x="7.211cm" svg:y="9.198cm" svg:viewBox="0 0 553 310" svg:d="M240 29c-56 0-76 48-76 99 0 87 63 153 149 153 56 0 77-49 77-99 0-87-64-153-150-153zM553 155c0 48-39 85-81 108-60 34-127 47-195 47s-136-13-196-47c-42-23-81-60-81-108s39-85 81-109c60-33 128-46 196-46s135 13 195 46c42 24 81 61 81 109z">
            <text:p/>
          </draw:path>
          <draw:path draw:style-name="gr4" draw:text-style-name="P2" draw:layer="layout" svg:width="0.387cm" svg:height="0.308cm" svg:x="7.211cm" svg:y="7.142cm" svg:viewBox="0 0 388 309" svg:d="M353 81c0-28-24-47-47-47-5 0-9 0-14 2-34 10-86 45-127 72-42 27-94 58-117 88-7 8-12 19-12 30 0 27 24 46 46 46 6 0 9 0 14 0 35-10 88-46 129-73 41-26 93-59 116-87 8-9 12-21 12-31zM296 0c52 0 92 24 92 81 0 21-5 41-11 62-14 42-36 83-72 108-61 40-127 58-211 58-52 0-94-26-94-83 0-22 5-41 13-62 12-43 34-83 71-108 61-41 128-56 212-56z">
            <text:p/>
          </draw:path>
          <draw:path draw:style-name="gr2" draw:text-style-name="P2" draw:layer="layout" svg:width="0.037cm" svg:height="0.903cm" svg:x="6.018cm" svg:y="5.901cm" svg:viewBox="0 0 38 904" svg:d="M19 904h6c7 0 13-5 13-10v-883c0-6-6-11-13-11h-14c-6 0-11 5-11 11v883c0 5 5 10 11 10z">
            <text:p/>
          </draw:path>
          <draw:path draw:style-name="gr4" draw:text-style-name="P2" draw:layer="layout" svg:width="0.387cm" svg:height="0.308cm" svg:x="5.667cm" svg:y="6.724cm" svg:viewBox="0 0 388 309" svg:d="M353 81c0-28-24-47-47-47-5 0-9 0-14 2-34 10-86 45-127 72-42 27-94 58-117 88-7 8-12 19-12 30 0 27 24 46 46 46 6 0 9 0 14 0 35-10 88-46 129-73 41-26 93-59 116-87 8-9 12-21 12-31zM296 0c52 0 92 24 92 81 0 21-5 41-11 62-14 42-36 83-72 108-61 40-127 58-211 58-52 0-94-26-94-83 0-22 5-41 13-62 12-43 34-83 71-108 61-41 128-56 212-56z">
            <text:p/>
          </draw:path>
          <draw:path draw:style-name="gr2" draw:text-style-name="P2" draw:layer="layout" svg:width="0.037cm" svg:height="0.903cm" svg:x="8.826cm" svg:y="6.04cm" svg:viewBox="0 0 38 904" svg:d="M19 904h6c7 0 13-5 13-10v-883c0-6-6-11-13-11h-14c-6 0-11 5-11 11v883c0 5 5 10 11 10z">
            <text:p/>
          </draw:path>
          <draw:path draw:style-name="gr4" draw:text-style-name="P2" draw:layer="layout" svg:width="0.387cm" svg:height="0.308cm" svg:x="8.475cm" svg:y="6.863cm" svg:viewBox="0 0 388 309" svg:d="M353 81c0-28-24-47-47-47-5 0-9 0-14 2-34 10-86 45-127 72-42 27-94 58-117 88-7 8-12 19-12 30 0 27 24 46 46 46 6 0 9 0 14 0 35-10 88-46 129-73 41-26 93-59 116-87 8-9 12-21 12-31zM296 0c52 0 92 24 92 81 0 21-5 41-11 62-14 42-36 83-72 108-61 40-127 58-211 58-52 0-94-26-94-83 0-22 5-41 13-62 12-43 34-83 71-108 61-41 128-56 212-56z">
            <text:p/>
          </draw:path>
          <draw:path draw:style-name="gr4" draw:text-style-name="P2" draw:layer="layout" svg:width="0.749cm" svg:height="0.866cm" svg:x="2.225cm" svg:y="8.92cm" svg:viewBox="0 0 750 867" svg:d="M637 433c0-31 25-56 57-56 30 0 56 25 56 56 0 32-26 57-56 57-32 0-57-25-57-57zM637 154c0-31 25-56 57-56 30 0 56 25 56 56s-26 57-56 57c-32 0-57-26-57-57zM274 0c192 0 327 98 327 281 0 293-294 462-577 581-2 4-6 5-10 5-8 0-14-6-14-15 0-3 1-6 5-10 225-131 459-296 459-550 0-135-69-263-190-263-82 0-145 60-172 141 12-6 24-9 38-9 60 0 111 50 111 112 0 65-49 118-111 118-68 0-126-52-126-118 0-149 114-273 260-273z">
            <text:p/>
          </draw:path>
          <draw:path draw:style-name="gr4" draw:text-style-name="P2" draw:layer="layout" svg:width="0.552cm" svg:height="0.309cm" svg:x="4.441cm" svg:y="9.338cm" svg:viewBox="0 0 553 310" svg:d="M240 29c-56 0-76 48-76 99 0 87 63 153 149 153 56 0 77-49 77-99 0-87-64-153-150-153zM553 155c0 48-39 85-81 108-60 34-127 47-195 47s-136-13-196-47c-42-23-81-60-81-108s39-85 81-109c60-33 128-46 196-46s135 13 195 46c42 24 81 61 81 109z">
            <text:p/>
          </draw:path>
          <draw:path draw:style-name="gr4" draw:text-style-name="P2" draw:layer="layout" svg:width="0.482cm" svg:height="0.586cm" svg:x="3.41cm" svg:y="6.445cm" svg:viewBox="0 0 483 587" svg:d="M401 263c-55 0-84-47-84-84 0-43 31-86 81-86 4 0 11 0 16 1-32-42-80-66-135-66-118 0-125 81-125 208v57 57c0 126 7 209 125 209 90 0 156-78 176-169 3-8 9-10 14-10 7 0 14 3 14 12 0 106-116 195-204 195-76 0-152-23-205-78-55-57-74-137-74-216 0-80 19-158 74-216 53-54 129-77 205-77 98 0 179 71 196 168 1 5 1 10 1 15 0 44-33 80-75 80z">
            <text:p/>
          </draw:path>
          <draw:path draw:style-name="gr4" draw:text-style-name="P2" draw:layer="layout" svg:width="0.717cm" svg:height="2.04cm" svg:x="2.241cm" svg:y="5.685cm" svg:viewBox="0 0 718 2041" svg:d="M417 1040c5 0 11 0 16 0 172 0 285 142 285 291 0 85-37 171-119 234-26 19-53 31-81 40 2 39 5 78 5 118 0 20-2 43-3 65-7 133-100 253-232 253-121 0-218-97-218-219 0-65 59-116 125-116 61 0 107 54 107 116 0 58-48 105-107 105-12 0-22-1-34-6 29 43 76 72 131 72 106 0 175-103 181-213 2-20 3-41 3-61 0-34-1-69-5-103-32 5-65 9-99 9-210 0-372-192-372-418 0-196 146-341 277-491-21-70-41-140-50-212-8-58-8-117-8-175 0-128 61-250 167-325 2-3 7-4 10-4 5 0 9 0 11 4 80 92 149 273 149 398 0 160-95 286-201 407 23 76 43 155 62 231zM513 1559c76-27 125-105 125-183 0-100-73-199-193-212 27 130 52 258 68 395zM80 1301c0 151 145 276 296 276 30 0 60-1 91-7-15-142-42-273-71-406-88 9-138 69-138 133 0 49 27 102 91 138 5 5 8 11 8 16 0 13-12 24-26 24-2 0-6-1-10-1-89-48-129-130-129-207 0-98 64-194 177-220-15-64-32-130-51-195-119 134-238 270-238 449zM453 166c-110 54-180 167-180 290 0 82 20 148 39 216 90-108 164-221 164-362 0-61-5-88-23-144z">
            <text:p/>
          </draw:path>
          <draw:path draw:style-name="gr4" draw:text-style-name="P2" draw:layer="layout" svg:width="0.418cm" svg:height="0.174cm" svg:x="4.441cm" svg:y="6.564cm" svg:viewBox="0 0 419 175" svg:d="M409 175h-398c-6 0-11-4-11-11v-153c0-6 5-11 11-11h398c6 0 10 5 10 11v153c0 7-4 11-10 11z">
            <text:p/>
          </draw:path>
          <draw:path draw:style-name="gr2" draw:text-style-name="P2" draw:layer="layout" svg:width="0.045cm" svg:height="3.898cm" svg:x="2cm" svg:y="6.166cm" svg:viewBox="0 0 46 3899" svg:d="M23 3899h9c7 0 14-7 14-14v-3871c0-8-7-14-14-14h-18c-8 0-14 6-14 14v3871c0 7 6 14 14 14z">
            <text:p/>
          </draw:path>
          <draw:path draw:style-name="gr4" draw:text-style-name="P2" draw:layer="layout" svg:width="0.482cm" svg:height="0.586cm" svg:x="3.41cm" svg:y="9.199cm" svg:viewBox="0 0 483 587" svg:d="M401 263c-55 0-84-47-84-84 0-43 31-86 81-86 4 0 11 0 16 1-32-42-80-66-135-66-118 0-125 81-125 208v57 57c0 126 7 209 125 209 90 0 156-78 176-169 3-8 9-10 14-10 7 0 14 3 14 12 0 106-116 195-204 195-76 0-152-23-205-78-55-57-74-137-74-216 0-80 19-158 74-216 53-54 129-77 205-77 98 0 179 71 196 168 1 5 1 10 1 15 0 44-33 80-75 80z">
            <text:p/>
          </draw:path>
          <draw:path draw:style-name="gr4" draw:text-style-name="P2" draw:layer="layout" svg:width="0.387cm" svg:height="0.308cm" svg:x="13.843cm" svg:y="7.142cm" svg:viewBox="0 0 388 309" svg:d="M353 81c0-28-24-47-47-47-5 0-9 0-14 2-34 10-86 45-127 72-42 27-94 58-117 88-7 8-12 19-12 30 0 27 24 46 46 46 6 0 9 0 14 0 35-10 88-46 129-73 41-26 93-59 116-87 8-9 12-21 12-31zM296 0c52 0 92 24 92 81 0 21-5 41-11 62-14 42-36 83-72 108-61 40-127 58-211 58-52 0-94-26-94-83 0-22 5-41 13-62 12-43 34-83 71-108 61-41 128-56 212-56z">
            <text:p/>
          </draw:path>
          <draw:path draw:style-name="gr4" draw:text-style-name="P2" draw:layer="layout" svg:width="0.387cm" svg:height="0.308cm" svg:x="11.154cm" svg:y="7.003cm" svg:viewBox="0 0 388 309" svg:d="M353 81c0-28-24-47-47-47-5 0-9 0-14 2-34 10-86 45-127 72-42 27-94 58-117 88-7 8-12 19-12 30 0 27 24 46 46 46 6 0 9 0 14 0 35-10 88-46 129-73 41-26 93-59 116-87 8-9 12-21 12-31zM296 0c52 0 92 24 92 81 0 21-5 41-11 62-14 42-36 83-72 108-61 40-127 58-211 58-52 0-94-26-94-83 0-22 5-41 13-62 12-43 34-83 71-108 61-41 128-56 212-56z">
            <text:p/>
          </draw:path>
          <draw:path draw:style-name="gr2" draw:text-style-name="P2" draw:layer="layout" svg:width="0.037cm" svg:height="0.903cm" svg:x="11.506cm" svg:y="6.18cm" svg:viewBox="0 0 38 904" svg:d="M19 904h6c7 0 13-5 13-10v-883c0-6-6-11-13-11h-14c-6 0-11 5-11 11v883c0 5 5 10 11 10z">
            <text:p/>
          </draw:path>
          <draw:path draw:style-name="gr4" draw:text-style-name="P2" draw:layer="layout" svg:width="0.387cm" svg:height="0.308cm" svg:x="12.717cm" svg:y="6.863cm" svg:viewBox="0 0 388 309" svg:d="M353 81c0-28-24-47-47-47-5 0-9 0-14 2-34 10-86 45-127 72-42 27-94 58-117 88-7 8-12 19-12 30 0 27 24 46 46 46 6 0 9 0 14 0 35-10 88-46 129-73 41-26 93-59 116-87 8-9 12-21 12-31zM296 0c52 0 92 24 92 81 0 21-5 41-11 62-14 42-36 83-72 108-61 40-127 58-211 58-52 0-94-26-94-83 0-22 5-41 13-62 12-43 34-83 71-108 61-41 128-56 212-56z">
            <text:p/>
          </draw:path>
          <draw:path draw:style-name="gr4" draw:text-style-name="P2" draw:layer="layout" svg:width="0.552cm" svg:height="0.309cm" svg:x="12.717cm" svg:y="9.477cm" svg:viewBox="0 0 553 310" svg:d="M240 29c-56 0-76 48-76 99 0 87 63 153 149 153 56 0 77-49 77-99 0-87-64-153-150-153zM553 155c0 48-39 85-81 108-60 34-127 47-195 47s-136-13-196-47c-42-23-81-60-81-108s39-85 81-109c60-33 128-46 196-46s135 13 195 46c42 24 81 61 81 109z">
            <text:p/>
          </draw:path>
          <draw:path draw:style-name="gr2" draw:text-style-name="P2" draw:layer="layout" svg:width="0.037cm" svg:height="0.903cm" svg:x="13.069cm" svg:y="6.04cm" svg:viewBox="0 0 38 904" svg:d="M19 904h6c7 0 13-5 13-10v-883c0-6-6-11-13-11h-14c-6 0-11 5-11 11v883c0 5 5 10 11 10z">
            <text:p/>
          </draw:path>
          <draw:path draw:style-name="gr4" draw:text-style-name="P2" draw:layer="layout" svg:width="0.387cm" svg:height="0.308cm" svg:x="10.029cm" svg:y="6.724cm" svg:viewBox="0 0 388 309" svg:d="M353 81c0-28-24-47-47-47-5 0-9 0-14 2-34 10-86 45-127 72-42 27-94 58-117 88-7 8-12 19-12 30 0 27 24 46 46 46 6 0 9 0 14 0 35-10 88-46 129-73 41-26 93-59 116-87 8-9 12-21 12-31zM296 0c52 0 92 24 92 81 0 21-5 41-11 62-14 42-36 83-72 108-61 40-127 58-211 58-52 0-94-26-94-83 0-22 5-41 13-62 12-43 34-83 71-108 61-41 128-56 212-56z">
            <text:p/>
          </draw:path>
          <draw:path draw:style-name="gr4" draw:text-style-name="P2" draw:layer="layout" svg:width="0.552cm" svg:height="0.309cm" svg:x="10.029cm" svg:y="9.338cm" svg:viewBox="0 0 553 310" svg:d="M240 29c-56 0-76 48-76 99 0 87 63 153 149 153 56 0 77-49 77-99 0-87-64-153-150-153zM553 155c0 48-39 85-81 108-60 34-127 47-195 47s-136-13-196-47c-42-23-81-60-81-108s39-85 81-109c60-33 128-46 196-46s135 13 195 46c42 24 81 61 81 109z">
            <text:p/>
          </draw:path>
          <draw:path draw:style-name="gr2" draw:text-style-name="P2" draw:layer="layout" svg:width="0.037cm" svg:height="0.903cm" svg:x="10.38cm" svg:y="5.901cm" svg:viewBox="0 0 38 904" svg:d="M19 904h6c7 0 13-5 13-10v-883c0-6-6-11-13-11h-14c-6 0-11 5-11 11v883c0 5 5 10 11 10z">
            <text:p/>
          </draw:path>
          <draw:path draw:style-name="gr2" draw:text-style-name="P2" draw:layer="layout" svg:width="0.037cm" svg:height="0.903cm" svg:x="14.194cm" svg:y="6.32cm" svg:viewBox="0 0 38 904" svg:d="M19 904h6c7 0 13-5 13-10v-883c0-6-6-11-13-11h-14c-6 0-11 5-11 11v883c0 5 5 10 11 10z">
            <text:p/>
          </draw:path>
          <draw:frame draw:style-name="gr5" draw:text-style-name="P1" draw:layer="layout" svg:width="0.004cm" svg:height="1.131cm" svg:x="20.978cm" svg:y="8.032cm">
            <draw:text-box>
              <text:p/>
            </draw:text-box>
          </draw:frame>
          <draw:frame draw:style-name="gr6" draw:text-style-name="P1" draw:layer="layout" svg:width="0.003cm" svg:height="1.131cm" svg:x="19.429cm" svg:y="8.032cm">
            <draw:text-box>
              <text:p/>
            </draw:text-box>
          </draw:frame>
          <draw:frame draw:style-name="gr6" draw:text-style-name="P1" draw:layer="layout" svg:width="0.003cm" svg:height="1.131cm" svg:x="15.405cm" svg:y="8.032cm">
            <draw:text-box>
              <text:p/>
            </draw:text-box>
          </draw:frame>
          <draw:frame draw:style-name="gr7" draw:text-style-name="P1" draw:layer="layout" svg:width="0.002cm" svg:height="1.131cm" svg:x="18.235cm" svg:y="8.032cm">
            <draw:text-box>
              <text:p/>
            </draw:text-box>
          </draw:frame>
          <draw:frame draw:style-name="gr6" draw:text-style-name="P1" draw:layer="layout" svg:width="0.003cm" svg:height="1.131cm" svg:x="16.671cm" svg:y="8.032cm">
            <draw:text-box>
              <text:p/>
            </draw:text-box>
          </draw:frame>
          <draw:frame draw:style-name="gr7" draw:text-style-name="P1" draw:layer="layout" svg:width="0.002cm" svg:height="1.131cm" svg:x="24.001cm" svg:y="8.032cm">
            <draw:text-box>
              <text:p/>
            </draw:text-box>
          </draw:frame>
          <draw:frame draw:style-name="gr6" draw:text-style-name="P1" draw:layer="layout" svg:width="0.003cm" svg:height="1.131cm" svg:x="7.21cm" svg:y="8.032cm">
            <draw:text-box>
              <text:p/>
            </draw:text-box>
          </draw:frame>
          <draw:frame draw:style-name="gr7" draw:text-style-name="P1" draw:layer="layout" svg:width="0.002cm" svg:height="1.131cm" svg:x="8.474cm" svg:y="8.032cm">
            <draw:text-box>
              <text:p/>
            </draw:text-box>
          </draw:frame>
          <draw:frame draw:style-name="gr8" draw:text-style-name="P1" draw:layer="layout" svg:width="0.002cm" svg:height="1.13cm" svg:x="4.718cm" svg:y="8.167cm">
            <draw:text-box>
              <text:p/>
            </draw:text-box>
          </draw:frame>
          <draw:frame draw:style-name="gr7" draw:text-style-name="P1" draw:layer="layout" svg:width="0.002cm" svg:height="1.131cm" svg:x="11.155cm" svg:y="8.032cm">
            <draw:text-box>
              <text:p/>
            </draw:text-box>
          </draw:frame>
          <draw:frame draw:style-name="gr6" draw:text-style-name="P1" draw:layer="layout" svg:width="0.003cm" svg:height="1.131cm" svg:x="12.717cm" svg:y="8.032cm">
            <draw:text-box>
              <text:p/>
            </draw:text-box>
          </draw:frame>
          <draw:frame draw:style-name="gr6" draw:text-style-name="P1" draw:layer="layout" svg:width="0.003cm" svg:height="1.131cm" svg:x="10.029cm" svg:y="8.032cm">
            <draw:text-box>
              <text:p/>
            </draw:text-box>
          </draw:frame>
          <draw:frame draw:style-name="gr7" draw:text-style-name="P1" draw:layer="layout" svg:width="0.002cm" svg:height="1.131cm" svg:x="13.843cm" svg:y="8.032cm">
            <draw:text-box>
              <text:p/>
            </draw:text-box>
          </draw:frame>
        </draw:g>
        <draw:frame draw:style-name="gr1" draw:text-style-name="P1" draw:layer="layout" svg:width="0.002cm" svg:height="0.89cm" svg:x="10.842cm" svg:y="35.394cm">
          <draw:text-box>
            <text:p/>
          </draw:text-box>
        </draw:frame>
        <draw:frame draw:style-name="gr9" draw:text-style-name="P1" draw:layer="layout" svg:width="2.22cm" svg:height="4.416cm" svg:x="10.842cm" svg:y="33.71cm">
          <draw:text-box>
            <text:p text:style-name="P3"><text:span text:style-name="T1">©</text:span></text:p>
          </draw:text-box>
        </draw:frame>
        <draw:frame draw:style-name="gr1" draw:text-style-name="P1" draw:layer="layout" svg:width="0.002cm" svg:height="0.89cm" svg:x="11.327cm" svg:y="35.394cm">
          <draw:text-box>
            <text:p/>
          </draw:text-box>
        </draw:frame>
        <draw:frame draw:style-name="gr9" draw:text-style-name="P1" draw:layer="layout" svg:width="6.691cm" svg:height="4.416cm" svg:x="11.327cm" svg:y="33.71cm">
          <draw:text-box>
            <text:p text:style-name="P3"><text:span text:style-name="T1">2018</text:span></text:p>
          </draw:text-box>
        </draw:frame>
        <draw:frame draw:style-name="gr1" draw:text-style-name="P1" draw:layer="layout" svg:width="0.002cm" svg:height="0.89cm" svg:x="12.538cm" svg:y="35.394cm">
          <draw:text-box>
            <text:p/>
          </draw:text-box>
        </draw:frame>
        <draw:frame draw:style-name="gr9" draw:text-style-name="P1" draw:layer="layout" svg:width="8.202cm" svg:height="4.416cm" svg:x="12.538cm" svg:y="33.71cm">
          <draw:text-box>
            <text:p text:style-name="P3"><text:span text:style-name="T1">David</text:span></text:p>
          </draw:text-box>
        </draw:frame>
        <draw:frame draw:style-name="gr1" draw:text-style-name="P1" draw:layer="layout" svg:width="0.002cm" svg:height="0.89cm" svg:x="14.005cm" svg:y="35.394cm">
          <draw:text-box>
            <text:p/>
          </draw:text-box>
        </draw:frame>
        <draw:frame draw:style-name="gr9" draw:text-style-name="P1" draw:layer="layout" svg:width="8.591cm" svg:height="4.416cm" svg:x="14.005cm" svg:y="33.71cm">
          <draw:text-box>
            <text:p text:style-name="P3"><text:span text:style-name="T1">Lowes</text:span></text:p>
          </draw:text-box>
        </draw:frame>
        <draw:frame draw:style-name="gr1" draw:text-style-name="P1" draw:layer="layout" svg:width="0.002cm" svg:height="0.89cm" svg:x="13.125cm" svg:y="36.053cm">
          <draw:text-box>
            <text:p/>
          </draw:text-box>
        </draw:frame>
        <draw:frame draw:style-name="gr1" draw:text-style-name="P1" draw:layer="layout" svg:width="0.002cm" svg:height="0.89cm" svg:x="13.125cm" svg:y="34.369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Nachlieli CLM" svg:font-family="'Nachlieli CL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avid CLM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05T18:30:21.405345763</dc:date>
    <meta:editing-duration>PT7M1S</meta:editing-duration>
    <meta:editing-cycles>2</meta:editing-cycles>
    <meta:generator>LibreOffice/6.0.6.2$Linux_X86_64 LibreOffice_project/00m0$Build-2</meta:generator>
    <meta:document-statistic meta:object-count="104"/>
  </office:meta>
</office:document-meta>
</file>